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ou certo,<text:line-break/>assim errado<text:line-break/>quero estar certo,<text:line-break/>quero estar errado<text:line-break/>não quero nada,<text:line-break/>quero errado<text:line-break/>é errado,<text:line-break/>errei<text:line-break/>estou certo<text:line-break/>assim errado,<text:line-break/>sou certo,<text:line-break/>e me acab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4</meta:editing-cycles>
    <meta:creation-date>2015-01-09T05:39:00</meta:creation-date>
    <dc:date>2015-01-09T14:01:00</dc:date>
    <meta:editing-duration>PT17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27" meta:character-count="157" meta:non-whitespace-character-count="1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